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CC000003BDA3093731.png"/>
  <manifest:file-entry manifest:media-type="image/png" manifest:full-path="Pictures/10000201000002B2000003C5E851354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6.999cm" svg:height="23.774cm" draw:z-index="0"><draw:image xlink:href="Pictures/10000201000002B2000003C5E8513545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><draw:frame draw:style-name="fr2" draw:name="graphics2" text:anchor-type="paragraph" svg:width="16.999cm" svg:height="22.721cm" draw:z-index="1"><draw:image xlink:href="Pictures/10000201000002CC000003BDA309373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2S</meta:editing-duration>
    <meta:editing-cycles>4</meta:editing-cycles>
    <meta:generator>OpenOffice/4.1.3$Win32 OpenOffice.org_project/413m1$Build-9783</meta:generator>
    <dc:date>2018-01-20T16:27:01.62</dc:date>
    <meta:document-statistic meta:table-count="0" meta:image-count="2" meta:object-count="0" meta:page-count="2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